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rial" svg:font-family="Arial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0.1388in"/>
    </style:style>
    <style:style style:name="TC6" style:family="table-column">
      <style:table-column-properties style:column-width="2.9166in"/>
    </style:style>
    <style:style style:name="TC7" style:family="table-column">
      <style:table-column-properties style:column-width="1.6666in"/>
    </style:style>
    <style:style style:name="TC8" style:family="table-column">
      <style:table-column-properties style:column-width="0.8472in"/>
    </style:style>
    <style:style style:name="TC9" style:family="table-column">
      <style:table-column-properties style:column-width="0.4027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9166in"/>
    </style:style>
    <style:style style:name="TC12" style:family="table-column">
      <style:table-column-properties style:column-width="0.4166in"/>
    </style:style>
    <style:style style:name="TC13" style:family="table-column">
      <style:table-column-properties style:column-width="0.1111in"/>
    </style:style>
    <style:style style:name="TC14" style:family="table-column">
      <style:table-column-properties style:column-width="0.0972in"/>
    </style:style>
    <style:style style:name="TR0" style:family="table-row">
      <style:table-row-properties style:use-optimal-row-height="false" style:row-height="0.0694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2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C15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R3" style:family="table-row">
      <style:table-row-properties style:use-optimal-row-height="false" style:row-height="0.3055in"/>
    </style:style>
    <style:style style:name="C16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4" style:family="table-row">
      <style:table-row-properties style:use-optimal-row-height="false" style:row-height="0.3888in"/>
    </style:style>
    <style:style style:name="TR5" style:family="table-row">
      <style:table-row-properties style:use-optimal-row-height="false" style:row-height="0.25in"/>
    </style:style>
    <style:style style:name="C17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8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20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2222in"/>
    </style:style>
    <style:style style:name="C21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7" style:family="table-row">
      <style:table-row-properties style:use-optimal-row-height="false" style:row-height="0.0972in"/>
    </style:style>
    <style:style style:name="C22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R8" style:family="table-row">
      <style:table-row-properties style:use-optimal-row-height="false" style:row-height="0.0138in"/>
    </style:style>
    <style:style style:name="TR9" style:family="table-row">
      <style:table-row-properties style:use-optimal-row-height="false" style:row-height="0.2916in"/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border-left="0.0138in solid #000000" fo:padding-left="0.0555in" fo:padding-bottom="0.0in" fo:border-right="0.0138in solid #000000" fo:padding-right="0.0in" style:vertical-align="middle"/>
      <style:paragraph-properties fo:text-align="start"/>
    </style:style>
    <style:style style:name="T5" style:family="text">
      <style:text-properties style:font-name="Arial" fo:font-size="10.0pt" style:font-size-asian="10.0pt" style:font-size-complex="10.0pt">
</style:text-properties>
    </style:style>
    <style:style style:name="C26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7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0">
</table:table-column>
        <table:table-column table:style-name="TC12">
</table:table-column>
        <table:table-column table:style-name="TC13">
</table:table-column>
        <table:table-column table:style-name="TC0">
</table:table-column>
        <table:table-column table:style-name="TC13">
</table:table-column>
        <table:table-column table:style-name="TC9">
</table:table-column>
        <table:table-column table:style-name="TC14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9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20 954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7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24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8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3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35 956</text:span></text:p>
          </table:table-cell>
          <table:table-cell table:style-name="C7" table:number-columns-spanned="3">
            <text:p text:style-name="P1"><text:span text:style-name="T0">1 95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593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35 383</text:span></text:p>
          </table:table-cell>
          <table:table-cell table:style-name="C11" table:number-columns-spanned="3">
            <text:p text:style-name="P1"><text:span text:style-name="T0">1 946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559</text:span></text:p>
          </table:table-cell>
          <table:table-cell table:style-name="C12" table:number-columns-spanned="5">
            <text:p text:style-name="P3"><text:span text:style-name="T0">PRODUITS 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11 135</text:span></text:p>
          </table:table-cell>
          <table:table-cell table:style-name="C7" table:number-columns-spanned="3">
            <text:p text:style-name="P1"><text:span text:style-name="T0">91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827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1" table:number-columns-spanned="3">
            <text:p text:style-name="P1"><text:span text:style-name="T0">47,21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53,02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78 034</text:span></text:p>
          </table:table-cell>
          <table:table-cell table:style-name="C7" table:number-columns-spanned="3">
            <text:p text:style-name="P1"><text:span text:style-name="T0">64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43</text:span></text:p>
          </table:table-cell>
          <table:table-cell table:style-name="C14" table:number-columns-spanned="5">
            <text:p text:style-name="P3"><text:span text:style-name="T0">Fiscalité reversée par les groupements à fiscalité propr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-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-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 039</text:span></text:p>
          </table:table-cell>
          <table:table-cell table:style-name="C7" table:number-columns-spanned="3">
            <text:p text:style-name="P1"><text:span text:style-name="T0">1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98</text:span></text:p>
          </table:table-cell>
          <table:table-cell table:style-name="C14" table:number-columns-spanned="5">
            <text:p text:style-name="P3"><text:span text:style-name="T0">Autres impôts et tax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87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6,32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2</text:span></text:p>
          </table:table-cell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22</text:span></text:p>
          </table:table-cell>
          <table:table-cell table:style-name="C14" table:number-columns-spanned="5">
            <text:p text:style-name="P3"><text:span text:style-name="T0">Dotation globale de fonctionn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02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14,21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4 466</text:span></text:p>
          </table:table-cell>
          <table:table-cell table:style-name="C7" table:number-columns-spanned="3">
            <text:p text:style-name="P1"><text:span text:style-name="T0">12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7</text:span></text:p>
          </table:table-cell>
          <table:table-cell table:style-name="C14" table:number-columns-spanned="5">
            <text:p text:style-name="P3"><text:span text:style-name="T0">Autres dotations et participation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6,15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6,87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74</text:span></text:p>
          </table:table-cell>
          <table:table-cell table:style-name="C7" table:number-columns-spanned="3">
            <text:p text:style-name="P1"><text:span text:style-name="T0">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</text:span></text:p>
          </table:table-cell>
          <table:table-cell table:style-name="C14" table:number-columns-spanned="5">
            <text:p text:style-name="P3"><text:span text:style-name="T0">dont : 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0,12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0,08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4 913</text:span></text:p>
          </table:table-cell>
          <table:table-cell table:style-name="C7" table:number-columns-spanned="3">
            <text:p text:style-name="P1"><text:span text:style-name="T0">20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23</text:span></text:p>
          </table:table-cell>
          <table:table-cell table:style-name="C14" table:number-columns-spanned="5">
            <text:p text:style-name="P3"><text:span text:style-name="T0">Produits des services et du domain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3">
            <text:p text:style-name="P1"><text:span text:style-name="T0">10,58</text:span></text:p>
          </table:table-cell>
          <table:table-cell table:style-name="C11"/>
          <table:table-cell table:style-name="C11"/>
          <table:table-cell table:style-name="C11" table:number-columns-spanned="5">
            <text:p text:style-name="P1"><text:span text:style-name="T0">7,90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31 684</text:span></text:p>
          </table:table-cell>
          <table:table-cell table:style-name="C7" table:number-columns-spanned="3">
            <text:p text:style-name="P1"><text:span text:style-name="T0">1 91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59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14 913</text:span></text:p>
          </table:table-cell>
          <table:table-cell table:style-name="C11" table:number-columns-spanned="3">
            <text:p text:style-name="P1"><text:span text:style-name="T0">1 777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354</text:span></text:p>
          </table:table-cell>
          <table:table-cell table:style-name="C12" table:number-columns-spanned="5">
            <text:p text:style-name="P3"><text:span text:style-name="T0">CHARGES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8 212</text:span></text:p>
          </table:table-cell>
          <table:table-cell table:style-name="C7" table:number-columns-spanned="3">
            <text:p text:style-name="P1"><text:span text:style-name="T0">81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778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45,7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57,4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9 539</text:span></text:p>
          </table:table-cell>
          <table:table-cell table:style-name="C7" table:number-columns-spanned="3">
            <text:p text:style-name="P1"><text:span text:style-name="T0">32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96</text:span></text:p>
          </table:table-cell>
          <table:table-cell table:style-name="C14" table:number-columns-spanned="5">
            <text:p text:style-name="P3"><text:span text:style-name="T0">Achats et charges extern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18,4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1,8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 431</text:span></text:p>
          </table:table-cell>
          <table:table-cell table:style-name="C7" table:number-columns-spanned="3">
            <text:p text:style-name="P1"><text:span text:style-name="T0">2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30</text:span></text:p>
          </table:table-cell>
          <table:table-cell table:style-name="C14" table:number-columns-spanned="5">
            <text:p text:style-name="P3"><text:span text:style-name="T0">Charges financièr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1,13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,1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7 537</text:span></text:p>
          </table:table-cell>
          <table:table-cell table:style-name="C7" table:number-columns-spanned="3">
            <text:p text:style-name="P1"><text:span text:style-name="T0">47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1</text:span></text:p>
          </table:table-cell>
          <table:table-cell table:style-name="C14" table:number-columns-spanned="5">
            <text:p text:style-name="P3"><text:span text:style-name="T0">Contingent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26,77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3,0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3 925</text:span></text:p>
          </table:table-cell>
          <table:table-cell table:style-name="C7" table:number-columns-spanned="3">
            <text:p text:style-name="P1"><text:span text:style-name="T0">11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67</text:span></text:p>
          </table:table-cell>
          <table:table-cell table:style-name="C14" table:number-columns-spanned="5">
            <text:p text:style-name="P3"><text:span text:style-name="T0">Subventions vers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6,48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2,3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 272</text:span></text:p>
          </table:table-cell>
          <table:table-cell table:style-name="C9" table:number-columns-spanned="3">
            <text:p text:style-name="P2"><text:span text:style-name="T0">3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34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3">
            <text:p text:style-name="P0"/>
          </table:table-cell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16" table:number-columns-spanned="5">
            <text:p text:style-name="P0"/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8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64 767</text:span></text:p>
          </table:table-cell>
          <table:table-cell table:style-name="C9" table:number-columns-spanned="3">
            <text:p text:style-name="P2"><text:span text:style-name="T0">53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64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1 800</text:span></text:p>
          </table:table-cell>
          <table:table-cell table:style-name="C9" table:number-columns-spanned="3">
            <text:p text:style-name="P2"><text:span text:style-name="T0">26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39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49,1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24,6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 870</text:span></text:p>
          </table:table-cell>
          <table:table-cell table:style-name="C9" table:number-columns-spanned="3">
            <text:p text:style-name="P2"><text:span text:style-name="T0">1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62</text:span></text:p>
          </table:table-cell>
          <table:table-cell table:style-name="C14" table:number-columns-spanned="5">
            <text:p text:style-name="P3"><text:span text:style-name="T0">Subventions reçu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2,89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1,05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66</text:span></text:p>
          </table:table-cell>
          <table:table-cell table:style-name="C9" table:number-columns-spanned="3">
            <text:p text:style-name="P2"><text:span text:style-name="T0">4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</text:span></text:p>
          </table:table-cell>
          <table:table-cell table:style-name="C14" table:number-columns-spanned="5">
            <text:p text:style-name="P3"><text:span text:style-name="T0">Taxe d'aménag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72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6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 026</text:span></text:p>
          </table:table-cell>
          <table:table-cell table:style-name="C9" table:number-columns-spanned="3">
            <text:p text:style-name="P2"><text:span text:style-name="T0">2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3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4,67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5,9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Retour de biens affectés, concédé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68 086</text:span></text:p>
          </table:table-cell>
          <table:table-cell table:style-name="C9" table:number-columns-spanned="3">
            <text:p text:style-name="P2"><text:span text:style-name="T0">56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77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9 076</text:span></text:p>
          </table:table-cell>
          <table:table-cell table:style-name="C9" table:number-columns-spanned="3">
            <text:p text:style-name="P2"><text:span text:style-name="T0">48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84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3">
            <text:p text:style-name="P2"><text:span text:style-name="T0">86,77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66,5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 838</text:span></text:p>
          </table:table-cell>
          <table:table-cell table:style-name="C5" table:number-columns-spanned="3">
            <text:p text:style-name="P2"><text:span text:style-name="T0">4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2</text:span></text:p>
          </table:table-cell>
          <table:table-cell table:style-name="C14" table:number-columns-spanned="5">
            <text:p text:style-name="P3"><text:span text:style-name="T0">Remboursement d'emprunts et dettes assimil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7,11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19,4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Charges à répartir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Immobilisations affectées, concédée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3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3 311</text:span></text:p>
          </table:table-cell>
          <table:table-cell table:style-name="C5" table:number-columns-spanned="3">
            <text:p text:style-name="P2"><text:span text:style-name="T0">27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3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8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15">
            <text:p text:style-name="P2"><text:span text:style-name="T0">3 319</text:span></text:p>
          </table:table-cell>
          <table:table-cell table:style-name="C5" table:number-columns-spanned="3">
            <text:p text:style-name="P2"><text:span text:style-name="T0">27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3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953</text:span></text:p>
          </table:table-cell>
          <table:table-cell table:style-name="C9" table:number-columns-spanned="3">
            <text:p text:style-name="P2"><text:span text:style-name="T0">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1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5">
          <table:table-cell table:style-name="C0"/>
          <table:table-cell table:style-name="C17" table:number-columns-spanned="5">
            <text:p text:style-name="P0"/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8" table:number-columns-spanned="5">
            <text:p text:style-name="P1"><text:span text:style-name="T1">AUTOFINANCEMENT</text:span></text:p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9" table:number-columns-spanned="8">
            <text:p text:style-name="P2"><text:span text:style-name="T2">en % des produits CAF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2 890</text:span></text:p>
          </table:table-cell>
          <table:table-cell table:style-name="C11" table:number-columns-spanned="3">
            <text:p text:style-name="P1"><text:span text:style-name="T0">18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229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9,72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4,7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0 470</text:span></text:p>
          </table:table-cell>
          <table:table-cell table:style-name="C11" table:number-columns-spanned="3">
            <text:p text:style-name="P1"><text:span text:style-name="T0">16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205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8,7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3,1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5 632</text:span></text:p>
          </table:table-cell>
          <table:table-cell table:style-name="C11" table:number-columns-spanned="3">
            <text:p text:style-name="P1"><text:span text:style-name="T0">12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92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6,64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5,9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5">
          <table:table-cell table:style-name="C0"/>
          <table:table-cell table:style-name="C10" table:number-columns-spanned="5">
            <text:p text:style-name="P1"/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1" table:number-columns-spanned="5">
            <text:p text:style-name="P1"><text:span text:style-name="T1">ENDETT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8">
            <text:p text:style-name="P1"><text:span text:style-name="T2">en % des produits CAF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98 477</text:span></text:p>
          </table:table-cell>
          <table:table-cell table:style-name="C11" table:number-columns-spanned="3">
            <text:p text:style-name="P1"><text:span text:style-name="T0">814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97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41,84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70,3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98 311</text:span></text:p>
          </table:table-cell>
          <table:table-cell table:style-name="C11" table:number-columns-spanned="3">
            <text:p text:style-name="P1"><text:span text:style-name="T0">813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90</text:span></text:p>
          </table:table-cell>
          <table:table-cell table:style-name="C20" table:number-columns-spanned="5">
            <text:p text:style-name="P0"><text:span text:style-name="T0">Encours des dettes bancaires et assimilé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3">
            <text:p text:style-name="P1"><text:span text:style-name="T0">41,77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80,4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4">
          <table:table-cell table:style-name="C0"/>
          <table:table-cell table:style-name="C10">
            <text:p text:style-name="P1"><text:span text:style-name="T0">98 311</text:span></text:p>
          </table:table-cell>
          <table:table-cell table:style-name="C11" table:number-columns-spanned="3">
            <text:p text:style-name="P1"><text:span text:style-name="T0">813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88</text:span></text:p>
          </table:table-cell>
          <table:table-cell table:style-name="C20" table:number-columns-spanned="5">
            <text:p text:style-name="P0"><text:span text:style-name="T0">Encours des dettes bancaires net de l'aide du fonds de soutien pour la sortie des emprunts toxiqu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3">
            <text:p text:style-name="P1"><text:span text:style-name="T0">41,77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69,7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7 215</text:span></text:p>
          </table:table-cell>
          <table:table-cell table:style-name="C11" table:number-columns-spanned="3">
            <text:p text:style-name="P1"><text:span text:style-name="T0">60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40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3">
            <text:p text:style-name="P1"><text:span text:style-name="T0">3,07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9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0">
            <text:p text:style-name="P1"><text:span text:style-name="T0">14 876</text:span></text:p>
          </table:table-cell>
          <table:table-cell table:style-name="C11" table:number-columns-spanned="3">
            <text:p text:style-name="P1"><text:span text:style-name="T0">123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92</text:span></text:p>
          </table:table-cell>
          <table:table-cell table:style-name="C21" table:number-columns-spanned="5">
            <text:p text:style-name="P1"><text:span text:style-name="T1">FONDS DE ROULEMENT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9" table:number-columns-spanned="8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22" table:number-columns-spanned="18">
            <text:p text:style-name="P1"><text:span text:style-name="T1">ELEMENTS DE FISCALITE DIRECTE LOCAL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23" table:number-columns-spanned="6">
            <text:p text:style-name="P2"><text:span text:style-name="T3">Bases nettes imposées au profit de la commune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23"/>
          <table:table-cell table:style-name="C6" table:number-columns-spanned="2" table:number-rows-spanned="3">
            <text:p text:style-name="P1"><text:span text:style-name="T0">Taxe</text:span></text:p>
          </table:table-cell>
          <table:table-cell table:style-name="C6"/>
          <table:table-cell table:style-name="C5" table:number-columns-spanned="10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3" table:number-rows-spanned="2">
            <text:p text:style-name="P2"><text:span text:style-name="T4">En milliers d'Euros</text:span></text:p>
          </table:table-cell>
          <table:table-cell table:style-name="C3" table:number-columns-spanned="3" table:number-rows-spanned="2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 table:number-columns-spanned="2" table:number-rows-spanned="2">
            <text:p text:style-name="P2"><text:span text:style-name="T4">Moyenne de la strate</text:span></text:p>
          </table:table-cell>
          <table:table-cell table:style-name="C3"/>
          <table:table-cell table:style-name="C6"/>
          <table:table-cell table:style-name="C6"/>
          <table:table-cell table:style-name="C5" table:number-columns-spanned="2" table:number-row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3" table:number-rows-spanned="2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 table:number-columns-spanned="5" table:number-rows-spanned="2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8">
          <table:table-cell table:style-name="C0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5 410</text:span></text:p>
          </table:table-cell>
          <table:table-cell table:style-name="C24" table:number-columns-spanned="3">
            <text:p text:style-name="P1"><text:span text:style-name="T0">293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140</text:span></text:p>
          </table:table-cell>
          <table:table-cell table:style-name="C24"/>
          <table:table-cell table:style-name="C12" table:number-columns-spanned="2">
            <text:p text:style-name="P3"><text:span text:style-name="T4">Taxe d'habitation (résidences secondaires et logements vacants)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5" table:number-columns-spanned="3">
            <text:p text:style-name="P2"/>
          </table:table-cell>
          <table:table-cell table:style-name="C5"/>
          <table:table-cell table:style-name="C5"/>
          <table:table-cell table:style-name="C5" table:number-columns-spanned="5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452 516</text:span></text:p>
          </table:table-cell>
          <table:table-cell table:style-name="C24" table:number-columns-spanned="3">
            <text:p text:style-name="P1"><text:span text:style-name="T0">3 741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1 617</text:span></text:p>
          </table:table-cell>
          <table:table-cell table:style-name="C24"/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 527</text:span></text:p>
          </table:table-cell>
          <table:table-cell table:style-name="C24" table:number-columns-spanned="3">
            <text:p text:style-name="P1"><text:span text:style-name="T0">13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4</text:span></text:p>
          </table:table-cell>
          <table:table-cell table:style-name="C24"/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0</text:span></text:p>
          </table:table-cell>
          <table:table-cell table:style-name="C24"/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3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 table:number-columns-spanned="5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 table:number-columns-spanned="2">
            <text:p text:style-name="P1"><text:span text:style-name="T0">0</text:span></text:p>
          </table:table-cell>
          <table:table-cell table:style-name="C24"/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3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 table:number-columns-spanned="5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4">
          <table:table-cell table:style-name="C0"/>
          <table:table-cell table:style-name="C6" table:number-columns-spanned="5">
            <text:p text:style-name="P1"><text:span text:style-name="T1">Produits des impôts locaux et compensations réformes fiscale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5">
            <text:p text:style-name="P1"><text:span text:style-name="T0">Taxe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2">
            <text:p text:style-name="P1"><text:span text:style-name="T1">Taux voté (%)</text:span></text:p>
          </table:table-cell>
          <table:table-cell table:style-name="C7"/>
          <table:table-cell table:style-name="C5" table:number-columns-spanned="6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8 569</text:span></text:p>
          </table:table-cell>
          <table:table-cell table:style-name="C24" table:number-columns-spanned="3">
            <text:p text:style-name="P1"><text:span text:style-name="T0">7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9</text:span></text:p>
          </table:table-cell>
          <table:table-cell table:style-name="C12" table:number-columns-spanned="5">
            <text:p text:style-name="P3"><text:span text:style-name="T4">Taxe d'habitation (résidences secondaires et logements vacants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17,87</text:span></text:p>
          </table:table-cell>
          <table:table-cell table:style-name="C7"/>
          <table:table-cell table:style-name="C7" table:number-columns-spanned="6">
            <text:p text:style-name="P1"><text:span text:style-name="T0">27,5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68 239</text:span></text:p>
          </table:table-cell>
          <table:table-cell table:style-name="C24" table:number-columns-spanned="3">
            <text:p text:style-name="P1"><text:span text:style-name="T0">564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671</text:span></text:p>
          </table:table-cell>
          <table:table-cell table:style-name="C12" table:number-columns-spanned="5">
            <text:p text:style-name="P3"><text:span text:style-name="T4">Taxe foncière sur les propriétés bâties (avant application du coefficient correcteur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15,09</text:span></text:p>
          </table:table-cell>
          <table:table-cell table:style-name="C7"/>
          <table:table-cell table:style-name="C7" table:number-columns-spanned="6">
            <text:p text:style-name="P1"><text:span text:style-name="T0">41,4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 table:number-rows-spanned="2">
            <text:p text:style-name="P1"><text:span text:style-name="T0">31 272</text:span></text:p>
          </table:table-cell>
          <table:table-cell table:style-name="C24" table:number-columns-spanned="3" table:number-rows-spanned="2">
            <text:p text:style-name="P1"><text:span text:style-name="T0">259</text:span></text:p>
          </table:table-cell>
          <table:table-cell table:style-name="C24"/>
          <table:table-cell table:style-name="C24"/>
          <table:table-cell table:style-name="C24" table:number-rows-spanned="2">
            <text:p text:style-name="P1"><text:span text:style-name="T0">108</text:span></text:p>
          </table:table-cell>
          <table:table-cell table:style-name="C25" table:number-columns-spanned="5">
            <text:p text:style-name="P3"><text:span text:style-name="T4">Effet du coefficient correcteur :</text:span></text:p>
          </table:table-cell>
          <table:table-cell table:style-name="C25"/>
          <table:table-cell table:style-name="C25"/>
          <table:table-cell table:style-name="C25"/>
          <table:table-cell table:style-name="C25"/>
          <table:table-cell table:style-name="C7" table:number-columns-spanned="2" table:number-rows-spanned="2">
            <text:p text:style-name="P1"><text:span text:style-name="T0">-</text:span></text:p>
          </table:table-cell>
          <table:table-cell table:style-name="C7"/>
          <table:table-cell table:style-name="C7" table:number-columns-spanned="6" table:number-rows-spanned="2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/>
          <table:table-cell table:style-name="C24"/>
          <table:table-cell table:style-name="C24"/>
          <table:table-cell table:style-name="C24"/>
          <table:table-cell table:style-name="C24"/>
          <table:table-cell table:style-name="C12" table:number-columns-spanned="5">
            <text:p text:style-name="P3"><text:span text:style-name="T4">Communes sous-compensées (+) / Communes surcompensées (-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99 512</text:span></text:p>
          </table:table-cell>
          <table:table-cell table:style-name="C24" table:number-columns-spanned="3">
            <text:p text:style-name="P1"><text:span text:style-name="T0">823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779</text:span></text:p>
          </table:table-cell>
          <table:table-cell table:style-name="C12" table:number-columns-spanned="5">
            <text:p text:style-name="P3"><text:span text:style-name="T4">Taxe foncière sur les propriétés bâties (après application du coefficient correcteur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24">
            <text:p text:style-name="P1"><text:span text:style-name="T0">240</text:span></text:p>
          </table:table-cell>
          <table:table-cell table:style-name="C24" table:number-columns-spanned="3">
            <text:p text:style-name="P1"><text:span text:style-name="T0">2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8</text:span></text:p>
          </table:table-cell>
          <table:table-cell table:style-name="C12" table:number-columns-spanned="5">
            <text:p text:style-name="P3"><text:span text:style-name="T4">Allocation compensatrice de foncier bâti - réduction 50% valeur locative des établissements industriels (méthode comptable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49</text:span></text:p>
          </table:table-cell>
          <table:table-cell table:style-name="C24" table:number-columns-spanned="3">
            <text:p text:style-name="P1"><text:span text:style-name="T0">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2</text:span></text:p>
          </table:table-cell>
          <table:table-cell table:style-name="C12" table:number-columns-spanned="5">
            <text:p text:style-name="P3"><text:span text:style-name="T4">Taxe foncière sur les propriétés non bâti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9,78</text:span></text:p>
          </table:table-cell>
          <table:table-cell table:style-name="C7"/>
          <table:table-cell table:style-name="C7" table:number-columns-spanned="6">
            <text:p text:style-name="P1"><text:span text:style-name="T0">37,6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5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0,00</text:span></text:p>
          </table:table-cell>
          <table:table-cell table:style-name="C7"/>
          <table:table-cell table:style-name="C7" table:number-columns-spanned="6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5">
            <text:p text:style-name="P3"><text:span text:style-name="T4">Cotisation foncière des entreprises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0,00</text:span></text:p>
          </table:table-cell>
          <table:table-cell table:style-name="C7"/>
          <table:table-cell table:style-name="C7" table:number-columns-spanned="6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5">0</text:span></text:p>
          </table:table-cell>
          <table:table-cell table:style-name="C12" table:number-columns-spanned="5">
            <text:p text:style-name="P3"><text:span text:style-name="T4">Allocation compensatrice de cotisation foncière des entreprises - réduction de 50% valeur locative des établissements industriels (méthode comptable)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7" table:number-columns-spanned="2">
            <text:p text:style-name="P1"><text:span text:style-name="T0">-</text:span></text:p>
          </table:table-cell>
          <table:table-cell table:style-name="C7"/>
          <table:table-cell table:style-name="C7" table:number-columns-spanned="6">
            <text:p text:style-name="P1"><text:span text:style-name="T0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 table:number-columns-spanned="18">
            <text:p text:style-name="P1"><text:span text:style-name="T1">Les produits des impôts de répartition et les fractions de TVA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Produits des impôts de répartition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6" table:number-columns-spanned="3">
            <text:p text:style-name="P1"><text:span text:style-name="T0">Taxe</text:span></text:p>
          </table:table-cell>
          <table:table-cell table:style-name="C26"/>
          <table:table-cell table:style-name="C26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Imposition forfaitaire sur les entreprises de réseau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3">
            <text:p text:style-name="P3"><text:span text:style-name="T4">Taxe sur les surfaces commerciales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Fractions de TVA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6" table:number-columns-spanned="3">
            <text:p text:style-name="P1"><text:span text:style-name="T0">Taxe</text:span></text:p>
          </table:table-cell>
          <table:table-cell table:style-name="C26"/>
          <table:table-cell table:style-name="C26"/>
          <table:table-cell table:style-name="C5" table:number-columns-spanned="10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-0</text:span></text:p>
          </table:table-cell>
          <table:table-cell table:style-name="C12" table:number-columns-spanned="3">
            <text:p text:style-name="P3"><text:span text:style-name="T4">Fractions de TVA (montant net N) </text:span></text:p>
          </table:table-cell>
          <table:table-cell table:style-name="C12"/>
          <table:table-cell table:style-name="C12"/>
          <table:table-cell table:style-name="C7" table:number-columns-spanned="2">
            <text:p text:style-name="P1"><text:span text:style-name="T4">-</text:span></text:p>
          </table:table-cell>
          <table:table-cell table:style-name="C7"/>
          <table:table-cell table:style-name="C5" table:number-columns-spanned="8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7">
            <text:p text:style-name="P4"><text:span text:style-name="T0">1</text:span></text:p>
          </table:table-cell>
          <table:table-cell table:style-name="C27">
            <text:p text:style-name="P4"><text:span text:style-name="T0">/</text:span></text:p>
          </table:table-cell>
          <table:table-cell table:style-name="C27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7.3611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